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56.55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162.34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0.76pt" fo:break-before="auto" style:use-optimal-row-height="true"/>
    </style:style>
    <style:style style:name="ro3" style:family="table-row">
      <style:table-row-properties style:row-height="2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9" table:default-cell-style-name="ce6"/>
        <table:table-column table:style-name="co10" table:default-cell-style-name="ce6"/>
        <table:table-column table:style-name="co11" table:default-cell-style-name="ce8"/>
        <table:table-column table:style-name="co12" table:default-cell-style-name="ce6"/>
        <table:table-row table:style-name="ro1">
          <table:table-cell table:style-name="ce1" office:value-type="string" calcext:value-type="string">
            <text:p>IER</text:p>
          </table:table-cell>
          <table:table-cell table:style-name="ce4" office:value-type="string" calcext:value-type="string">
            <text:p>cuenta</text:p>
          </table:table-cell>
          <table:table-cell table:style-name="ce4" office:value-type="string" calcext:value-type="string">
            <text:p>password/clave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localidad</text:p>
          </table:table-cell>
          <table:table-cell table:style-name="ce1" office:value-type="string" calcext:value-type="string">
            <text:p>operadores</text:p>
          </table:table-cell>
          <table:table-cell table:style-name="ce1" office:value-type="string" calcext:value-type="string">
            <text:p>brigad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ombre</text:p>
          </table:table-cell>
          <table:table-cell table:style-name="ce7" office:value-type="string" calcext:value-type="string">
            <text:p>cedula</text:p>
          </table:table-cell>
          <table:table-cell table:style-name="ce1" office:value-type="string" calcext:value-type="string">
            <text:p>celular</text:p>
          </table:table-cell>
        </table:table-row>
        <table:table-row table:style-name="ro2">
          <table:table-cell table:style-name="ce2" office:value-type="float" office:value="7948" calcext:value-type="float">
            <text:p>7948</text:p>
          </table:table-cell>
          <table:table-cell office:value-type="string" calcext:value-type="string">
            <text:p>gabriel.martinez</text:p>
          </table:table-cell>
          <table:table-cell office:value-type="float" office:value="7263304" calcext:value-type="float">
            <text:p>7263304</text:p>
          </table:table-cell>
          <table:table-cell office:value-type="string" calcext:value-type="string">
            <text:p>LADISLAO CABRERA</text:p>
          </table:table-cell>
          <table:table-cell office:value-type="string" calcext:value-type="string">
            <text:p>SALINAS DE GARCI MENDOZA</text:p>
          </table:table-cell>
          <table:table-cell office:value-type="string" calcext:value-type="string">
            <text:p>Salinas de Garci Mendoza </text:p>
          </table:table-cell>
          <table:table-cell office:value-type="string" calcext:value-type="string">
            <text:p>Fijo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MARTINEZ CHAVARRIA GABRIEL</text:p>
          </table:table-cell>
          <table:table-cell office:value-type="float" office:value="7263304" calcext:value-type="float">
            <text:p>7263304</text:p>
          </table:table-cell>
          <table:table-cell office:value-type="float" office:value="76140945" calcext:value-type="float">
            <text:p>76140945</text:p>
          </table:table-cell>
        </table:table-row>
        <table:table-row table:style-name="ro2">
          <table:table-cell office:value-type="float" office:value="7512" calcext:value-type="float">
            <text:p>7512</text:p>
          </table:table-cell>
          <table:table-cell office:value-type="string" calcext:value-type="string">
            <text:p>israel.garcia</text:p>
          </table:table-cell>
          <table:table-cell office:value-type="float" office:value="5779569" calcext:value-type="float">
            <text:p>5779569</text:p>
          </table:table-cell>
          <table:table-cell office:value-type="string" calcext:value-type="string">
            <text:p>LADISLAO CABRERA</text:p>
          </table:table-cell>
          <table:table-cell office:value-type="string" calcext:value-type="string">
            <text:p>SALINAS DE GARCI MENDOZA</text:p>
          </table:table-cell>
          <table:table-cell office:value-type="string" calcext:value-type="string">
            <text:p>Aroma</text:p>
          </table:table-cell>
          <table:table-cell office:value-type="string" calcext:value-type="string">
            <text:p>Móvil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L</text:p>
          </table:table-cell>
          <table:table-cell office:value-type="string" calcext:value-type="string">
            <text:p><text:s/>GARCIA CHOQUETICLLA ISRAEL OBED</text:p>
          </table:table-cell>
          <table:table-cell office:value-type="float" office:value="5779569" calcext:value-type="float">
            <text:p>5779569</text:p>
          </table:table-cell>
          <table:table-cell office:value-type="float" office:value="73883939" calcext:value-type="float">
            <text:p>73883939</text:p>
          </table:table-cell>
        </table:table-row>
        <table:table-row table:style-name="ro3">
          <table:table-cell office:value-type="float" office:value="7967" calcext:value-type="float">
            <text:p>7967</text:p>
          </table:table-cell>
          <table:table-cell office:value-type="string" calcext:value-type="string">
            <text:p>darwin.choque</text:p>
          </table:table-cell>
          <table:table-cell office:value-type="float" office:value="7266619" calcext:value-type="float">
            <text:p>7266619</text:p>
          </table:table-cell>
          <table:table-cell office:value-type="string" calcext:value-type="string">
            <text:p>LADISLAO CABRERA</text:p>
          </table:table-cell>
          <table:table-cell office:value-type="string" calcext:value-type="string">
            <text:p>PAMPA AULLAGAS</text:p>
          </table:table-cell>
          <table:table-cell table:style-name="ce3" office:value-type="string" calcext:value-type="string">
            <text:p>Pampa Aullagas</text:p>
          </table:table-cell>
          <table:table-cell table:style-name="ce3" office:value-type="string" calcext:value-type="string">
            <text:p>Fij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CHOQUE COLQUE DARWIN ALFREDO</text:p>
          </table:table-cell>
          <table:table-cell office:value-type="float" office:value="7266619" calcext:value-type="float">
            <text:p>7266619</text:p>
          </table:table-cell>
          <table:table-cell office:value-type="float" office:value="75718678" calcext:value-type="float">
            <text:p>75718678</text:p>
          </table:table-cell>
        </table:table-row>
        <table:table-row table:style-name="ro3">
          <table:table-cell office:value-type="float" office:value="7535" calcext:value-type="float">
            <text:p>7535</text:p>
          </table:table-cell>
          <table:table-cell office:value-type="string" calcext:value-type="string">
            <text:p>wilder.copa</text:p>
          </table:table-cell>
          <table:table-cell office:value-type="float" office:value="7264013" calcext:value-type="float">
            <text:p>7264013</text:p>
          </table:table-cell>
          <table:table-cell office:value-type="string" calcext:value-type="string">
            <text:p>SUR CARANGAS</text:p>
          </table:table-cell>
          <table:table-cell office:value-type="string" calcext:value-type="string">
            <text:p>BELÉN DE ANDAMARCA</text:p>
          </table:table-cell>
          <table:table-cell table:style-name="ce3" office:value-type="string" calcext:value-type="string">
            <text:p>Belén de Andamarca</text:p>
          </table:table-cell>
          <table:table-cell table:style-name="ce3" office:value-type="string" calcext:value-type="string">
            <text:p>Fijo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COPA CALIZAYA WILDER SANDRO</text:p>
          </table:table-cell>
          <table:table-cell office:value-type="float" office:value="7264013" calcext:value-type="float">
            <text:p>7264013</text:p>
          </table:table-cell>
          <table:table-cell office:value-type="float" office:value="68357997" calcext:value-type="float">
            <text:p>68357997</text:p>
          </table:table-cell>
        </table:table-row>
        <table:table-row table:style-name="ro3">
          <table:table-cell table:style-name="ce2" office:value-type="float" office:value="7513" calcext:value-type="float">
            <text:p>7513</text:p>
          </table:table-cell>
          <table:table-cell office:value-type="string" calcext:value-type="string">
            <text:p>daniel.ramos</text:p>
          </table:table-cell>
          <table:table-cell office:value-type="float" office:value="7316721" calcext:value-type="float">
            <text:p>7316721</text:p>
          </table:table-cell>
          <table:table-cell office:value-type="string" calcext:value-type="string">
            <text:p>SUR CARANGAS</text:p>
          </table:table-cell>
          <table:table-cell office:value-type="string" calcext:value-type="string">
            <text:p><text:s/>ANDAMARCA</text:p>
          </table:table-cell>
          <table:table-cell office:value-type="string" calcext:value-type="string">
            <text:p>Marka Andamarca</text:p>
          </table:table-cell>
          <table:table-cell office:value-type="string" calcext:value-type="string">
            <text:p>Fijo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RAMOS MORALES DANIEL</text:p>
          </table:table-cell>
          <table:table-cell office:value-type="float" office:value="7316721" calcext:value-type="float">
            <text:p>7316721</text:p>
          </table:table-cell>
          <table:table-cell office:value-type="float" office:value="74469881" calcext:value-type="float">
            <text:p>744698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9:34:19.932593763</meta:creation-date>
    <dc:date>2020-01-17T19:37:14.151970846</dc:date>
    <meta:editing-duration>PT2M52S</meta:editing-duration>
    <meta:editing-cycles>4</meta:editing-cycles>
    <meta:generator>LibreOffice/6.0.7.3$Linux_X86_64 LibreOffice_project/00m0$Build-3</meta:generator>
    <meta:document-statistic meta:table-count="1" meta:cell-count="72" meta:object-count="0"/>
  </office:meta>
</office:document-meta>
</file>